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100002000000000A0000000A2DB17B76.gif" manifest:media-type="image/gif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66cm"/>
    </style:style>
    <style:style style:name="co2" style:family="table-column">
      <style:table-column-properties fo:break-before="auto" style:column-width="1.0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884cm"/>
    </style:style>
    <style:style style:name="co5" style:family="table-column">
      <style:table-column-properties fo:break-before="auto" style:column-width="1.655cm"/>
    </style:style>
    <style:style style:name="co6" style:family="table-column">
      <style:table-column-properties fo:break-before="auto" style:column-width="13.414cm"/>
    </style:style>
    <style:style style:name="ro1" style:family="table-row">
      <style:table-row-properties style:row-height="0.5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Verdana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Verdana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Verdana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Verdana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Verdana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Verdana"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7.581cm" svg:y="7.477cm">
            <draw:object draw:notify-on-update-of-ranges="Sheet1.D1:Sheet1.D1 Sheet1.D2:Sheet1.D172 Sheet1.E1:Sheet1.E1 Sheet1.E2:Sheet1.E17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3.917cm" svg:y="7.82cm">
            <draw:object draw:notify-on-update-of-ranges="Sheet1.D2:Sheet1.D172 Sheet1.E1:Sheet1.E1 Sheet1.E2:Sheet1.E17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3" table:number-columns-repeated="1013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Raw x</text:p>
          </table:table-cell>
          <table:table-cell table:style-name="ce1" office:value-type="string" calcext:value-type="string">
            <text:p>Raw y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4"/>
          <table:table-cell table:style-name="ce1" office:value-type="string" calcext:value-type="string">
            <text:p>Info</text:p>
          </table:table-cell>
          <table:table-cell table:style-name="ce4" table:number-columns-repeated="2"/>
          <table:table-cell table:style-name="ce6" office:value-type="string" calcext:value-type="string">
            <text:p>Comments</text:p>
          </table:table-cell>
          <table:table-cell table:style-name="ce6" table:number-columns-repeated="1013"/>
          <table:table-cell table:style-name="ce7"/>
        </table:table-row>
        <table:table-row table:style-name="ro1">
          <table:table-cell table:style-name="ce2" office:value-type="string" calcext:value-type="string">
            <text:p>x=338</text:p>
          </table:table-cell>
          <table:table-cell table:style-name="ce2" office:value-type="string" calcext:value-type="string">
            <text:p>y=145</text:p>
          </table:table-cell>
          <table:table-cell table:style-name="ce2"/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145" calcext:value-type="float">
            <text:p>145</text:p>
          </table:table-cell>
          <table:table-cell table:style-name="ce5"/>
          <table:table-cell table:style-name="ce2" office:value-type="string" calcext:value-type="string">
            <text:p>Total time (s):</text:p>
          </table:table-cell>
          <table:table-cell table:style-name="ce2" office:value-type="float" office:value="60" calcext:value-type="float">
            <text:p>60</text:p>
          </table:table-cell>
          <table:table-cell table:style-name="ce5"/>
          <table:table-cell table:style-name="Default" office:value-type="string" calcext:value-type="string">
            <text:p>LBP cascade classifie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=542</text:p>
          </table:table-cell>
          <table:table-cell table:style-name="ce2" office:value-type="string" calcext:value-type="string">
            <text:p>y=272</text:p>
          </table:table-cell>
          <table:table-cell table:style-name="ce2"/>
          <table:table-cell table:style-name="ce2" office:value-type="float" office:value="542" calcext:value-type="float">
            <text:p>542</text:p>
          </table:table-cell>
          <table:table-cell table:style-name="ce2" office:value-type="float" office:value="272" calcext:value-type="float">
            <text:p>272</text:p>
          </table:table-cell>
          <table:table-cell table:style-name="ce5"/>
          <table:table-cell table:style-name="ce2" office:value-type="string" calcext:value-type="string">
            <text:p>Total samples:</text:p>
          </table:table-cell>
          <table:table-cell table:style-name="ce2" office:value-type="float" office:value="171" calcext:value-type="float">
            <text:p>171</text:p>
          </table:table-cell>
          <table:table-cell table:style-name="ce5"/>
          <table:table-cell office:value-type="string" calcext:value-type="string">
            <text:p>Day, indoor, di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=278</text:p>
          </table:table-cell>
          <table:table-cell table:style-name="ce2" office:value-type="string" calcext:value-type="string">
            <text:p>y=375</text:p>
          </table:table-cell>
          <table:table-cell table:style-name="ce2"/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375" calcext:value-type="float">
            <text:p>375</text:p>
          </table:table-cell>
          <table:table-cell table:style-name="ce5"/>
          <table:table-cell table:style-name="ce2" office:value-type="string" calcext:value-type="string">
            <text:p>Average speed (Hz):</text:p>
          </table:table-cell>
          <table:table-cell table:style-name="ce2" office:value-type="float" office:value="2.85" calcext:value-type="float">
            <text:p>2.85</text:p>
          </table:table-cell>
          <table:table-cell table:style-name="ce5"/>
          <table:table-cell office:value-type="string" calcext:value-type="string">
            <text:p>First half: ~1.5m, moving up/down/left/right – good data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=586</text:p>
          </table:table-cell>
          <table:table-cell table:style-name="ce2" office:value-type="string" calcext:value-type="string">
            <text:p>y=417</text:p>
          </table:table-cell>
          <table:table-cell table:style-name="ce2"/>
          <table:table-cell table:style-name="ce2" office:value-type="float" office:value="586" calcext:value-type="float">
            <text:p>586</text:p>
          </table:table-cell>
          <table:table-cell table:style-name="ce2" office:value-type="float" office:value="417" calcext:value-type="float">
            <text:p>417</text:p>
          </table:table-cell>
          <table:table-cell table:style-name="ce5"/>
          <table:table-cell table:style-name="Default" table:number-columns-repeated="2"/>
          <table:table-cell table:style-name="ce5"/>
          <table:table-cell office:value-type="string" calcext:value-type="string">
            <text:p>Second half: ~3-4m - pretty bad data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=267</text:p>
          </table:table-cell>
          <table:table-cell table:style-name="ce2" office:value-type="string" calcext:value-type="string">
            <text:p>y=373</text:p>
          </table:table-cell>
          <table:table-cell table:style-name="ce2"/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373" calcext:value-type="float">
            <text:p>373</text:p>
          </table:table-cell>
          <table:table-cell table:style-name="ce5"/>
          <table:table-cell table:style-name="Default"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2" office:value-type="string" calcext:value-type="string">
            <text:p>x=440</text:p>
          </table:table-cell>
          <table:table-cell table:style-name="ce2" office:value-type="string" calcext:value-type="string">
            <text:p>y=125</text:p>
          </table:table-cell>
          <table:table-cell table:style-name="ce2"/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125" calcext:value-type="float">
            <text:p>125</text:p>
          </table:table-cell>
          <table:table-cell table:style-name="ce5"/>
          <table:table-cell table:style-name="Default"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2" office:value-type="string" calcext:value-type="string">
            <text:p>x=542</text:p>
          </table:table-cell>
          <table:table-cell table:style-name="ce2" office:value-type="string" calcext:value-type="string">
            <text:p>y=272</text:p>
          </table:table-cell>
          <table:table-cell table:style-name="ce2"/>
          <table:table-cell table:style-name="ce2" office:value-type="float" office:value="542" calcext:value-type="float">
            <text:p>542</text:p>
          </table:table-cell>
          <table:table-cell table:style-name="ce2" office:value-type="float" office:value="272" calcext:value-type="float">
            <text:p>27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35</text:p>
          </table:table-cell>
          <table:table-cell table:style-name="ce2" office:value-type="string" calcext:value-type="string">
            <text:p>y=167</text:p>
          </table:table-cell>
          <table:table-cell table:style-name="ce2"/>
          <table:table-cell table:style-name="ce2" office:value-type="float" office:value="535" calcext:value-type="float">
            <text:p>535</text:p>
          </table:table-cell>
          <table:table-cell table:style-name="ce2" office:value-type="float" office:value="167" calcext:value-type="float">
            <text:p>16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97</text:p>
          </table:table-cell>
          <table:table-cell table:style-name="ce2" office:value-type="string" calcext:value-type="string">
            <text:p>y=372</text:p>
          </table:table-cell>
          <table:table-cell table:style-name="ce2"/>
          <table:table-cell table:style-name="ce2" office:value-type="float" office:value="597" calcext:value-type="float">
            <text:p>597</text:p>
          </table:table-cell>
          <table:table-cell table:style-name="ce2" office:value-type="float" office:value="372" calcext:value-type="float">
            <text:p>37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83</text:p>
          </table:table-cell>
          <table:table-cell table:style-name="ce2" office:value-type="string" calcext:value-type="string">
            <text:p>y=366</text:p>
          </table:table-cell>
          <table:table-cell table:style-name="ce2"/>
          <table:table-cell table:style-name="ce2" office:value-type="float" office:value="583" calcext:value-type="float">
            <text:p>583</text:p>
          </table:table-cell>
          <table:table-cell table:style-name="ce2" office:value-type="float" office:value="366" calcext:value-type="float">
            <text:p>36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83</text:p>
          </table:table-cell>
          <table:table-cell table:style-name="ce2" office:value-type="string" calcext:value-type="string">
            <text:p>y=164</text:p>
          </table:table-cell>
          <table:table-cell table:style-name="ce2"/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164" calcext:value-type="float">
            <text:p>16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9</text:p>
          </table:table-cell>
          <table:table-cell table:style-name="ce2" office:value-type="string" calcext:value-type="string">
            <text:p>y=161</text:p>
          </table:table-cell>
          <table:table-cell table:style-name="ce2"/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161" calcext:value-type="float">
            <text:p>16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29</text:p>
          </table:table-cell>
          <table:table-cell table:style-name="ce2" office:value-type="string" calcext:value-type="string">
            <text:p>y=160</text:p>
          </table:table-cell>
          <table:table-cell table:style-name="ce2"/>
          <table:table-cell table:style-name="ce2" office:value-type="float" office:value="329" calcext:value-type="float">
            <text:p>329</text:p>
          </table:table-cell>
          <table:table-cell table:style-name="ce2" office:value-type="float" office:value="160" calcext:value-type="float">
            <text:p>16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52</text:p>
          </table:table-cell>
          <table:table-cell table:style-name="ce2" office:value-type="string" calcext:value-type="string">
            <text:p>y=161</text:p>
          </table:table-cell>
          <table:table-cell table:style-name="ce2"/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161" calcext:value-type="float">
            <text:p>16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8</text:p>
          </table:table-cell>
          <table:table-cell table:style-name="ce2" office:value-type="string" calcext:value-type="string">
            <text:p>y=157</text:p>
          </table:table-cell>
          <table:table-cell table:style-name="ce2"/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157" calcext:value-type="float">
            <text:p>15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0</text:p>
          </table:table-cell>
          <table:table-cell table:style-name="ce2" office:value-type="string" calcext:value-type="string">
            <text:p>y=162</text:p>
          </table:table-cell>
          <table:table-cell table:style-name="ce2"/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162" calcext:value-type="float">
            <text:p>16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22</text:p>
          </table:table-cell>
          <table:table-cell table:style-name="ce2" office:value-type="string" calcext:value-type="string">
            <text:p>y=165</text:p>
          </table:table-cell>
          <table:table-cell table:style-name="ce2"/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165" calcext:value-type="float">
            <text:p>16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9</text:p>
          </table:table-cell>
          <table:table-cell table:style-name="ce2" office:value-type="string" calcext:value-type="string">
            <text:p>y=183</text:p>
          </table:table-cell>
          <table:table-cell table:style-name="ce2"/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183" calcext:value-type="float">
            <text:p>18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5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6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6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7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8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6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5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4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7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7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6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7</text:p>
          </table:table-cell>
          <table:table-cell table:style-name="ce2" office:value-type="string" calcext:value-type="string">
            <text:p>y=183</text:p>
          </table:table-cell>
          <table:table-cell table:style-name="ce2"/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183" calcext:value-type="float">
            <text:p>18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6</text:p>
          </table:table-cell>
          <table:table-cell table:style-name="ce2" office:value-type="string" calcext:value-type="string">
            <text:p>y=183</text:p>
          </table:table-cell>
          <table:table-cell table:style-name="ce2"/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83" calcext:value-type="float">
            <text:p>18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6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11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4</text:p>
          </table:table-cell>
          <table:table-cell table:style-name="ce2" office:value-type="string" calcext:value-type="string">
            <text:p>y=183</text:p>
          </table:table-cell>
          <table:table-cell table:style-name="ce2"/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183" calcext:value-type="float">
            <text:p>18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78</text:p>
          </table:table-cell>
          <table:table-cell table:style-name="ce2" office:value-type="string" calcext:value-type="string">
            <text:p>y=173</text:p>
          </table:table-cell>
          <table:table-cell table:style-name="ce2"/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173" calcext:value-type="float">
            <text:p>17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88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4</text:p>
          </table:table-cell>
          <table:table-cell table:style-name="ce2" office:value-type="string" calcext:value-type="string">
            <text:p>y=176</text:p>
          </table:table-cell>
          <table:table-cell table:style-name="ce2"/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176" calcext:value-type="float">
            <text:p>17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6</text:p>
          </table:table-cell>
          <table:table-cell table:style-name="ce2" office:value-type="string" calcext:value-type="string">
            <text:p>y=180</text:p>
          </table:table-cell>
          <table:table-cell table:style-name="ce2"/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180" calcext:value-type="float">
            <text:p>18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4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3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3</text:p>
          </table:table-cell>
          <table:table-cell table:style-name="ce2" office:value-type="string" calcext:value-type="string">
            <text:p>y=180</text:p>
          </table:table-cell>
          <table:table-cell table:style-name="ce2"/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180" calcext:value-type="float">
            <text:p>18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4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4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6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5</text:p>
          </table:table-cell>
          <table:table-cell table:style-name="ce2" office:value-type="string" calcext:value-type="string">
            <text:p>y=183</text:p>
          </table:table-cell>
          <table:table-cell table:style-name="ce2"/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183" calcext:value-type="float">
            <text:p>18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4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6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6</text:p>
          </table:table-cell>
          <table:table-cell table:style-name="ce2" office:value-type="string" calcext:value-type="string">
            <text:p>y=183</text:p>
          </table:table-cell>
          <table:table-cell table:style-name="ce2"/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183" calcext:value-type="float">
            <text:p>18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80</text:p>
          </table:table-cell>
          <table:table-cell table:style-name="ce2" office:value-type="string" calcext:value-type="string">
            <text:p>y=236</text:p>
          </table:table-cell>
          <table:table-cell table:style-name="ce2"/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236" calcext:value-type="float">
            <text:p>23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6</text:p>
          </table:table-cell>
          <table:table-cell table:style-name="ce2" office:value-type="string" calcext:value-type="string">
            <text:p>y=300</text:p>
          </table:table-cell>
          <table:table-cell table:style-name="ce2"/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300" calcext:value-type="float">
            <text:p>30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18</text:p>
          </table:table-cell>
          <table:table-cell table:style-name="ce2" office:value-type="string" calcext:value-type="string">
            <text:p>y=319</text:p>
          </table:table-cell>
          <table:table-cell table:style-name="ce2"/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319" calcext:value-type="float">
            <text:p>319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17</text:p>
          </table:table-cell>
          <table:table-cell table:style-name="ce2" office:value-type="string" calcext:value-type="string">
            <text:p>y=319</text:p>
          </table:table-cell>
          <table:table-cell table:style-name="ce2"/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319" calcext:value-type="float">
            <text:p>319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13</text:p>
          </table:table-cell>
          <table:table-cell table:style-name="ce2" office:value-type="string" calcext:value-type="string">
            <text:p>y=324</text:p>
          </table:table-cell>
          <table:table-cell table:style-name="ce2"/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324" calcext:value-type="float">
            <text:p>32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10</text:p>
          </table:table-cell>
          <table:table-cell table:style-name="ce2" office:value-type="string" calcext:value-type="string">
            <text:p>y=325</text:p>
          </table:table-cell>
          <table:table-cell table:style-name="ce2"/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25" calcext:value-type="float">
            <text:p>32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7</text:p>
          </table:table-cell>
          <table:table-cell table:style-name="ce2" office:value-type="string" calcext:value-type="string">
            <text:p>y=321</text:p>
          </table:table-cell>
          <table:table-cell table:style-name="ce2"/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321" calcext:value-type="float">
            <text:p>32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2</text:p>
          </table:table-cell>
          <table:table-cell table:style-name="ce2" office:value-type="string" calcext:value-type="string">
            <text:p>y=321</text:p>
          </table:table-cell>
          <table:table-cell table:style-name="ce2"/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321" calcext:value-type="float">
            <text:p>32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4</text:p>
          </table:table-cell>
          <table:table-cell table:style-name="ce2" office:value-type="string" calcext:value-type="string">
            <text:p>y=320</text:p>
          </table:table-cell>
          <table:table-cell table:style-name="ce2"/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20" calcext:value-type="float">
            <text:p>32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4</text:p>
          </table:table-cell>
          <table:table-cell table:style-name="ce2" office:value-type="string" calcext:value-type="string">
            <text:p>y=320</text:p>
          </table:table-cell>
          <table:table-cell table:style-name="ce2"/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20" calcext:value-type="float">
            <text:p>32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4</text:p>
          </table:table-cell>
          <table:table-cell table:style-name="ce2" office:value-type="string" calcext:value-type="string">
            <text:p>y=320</text:p>
          </table:table-cell>
          <table:table-cell table:style-name="ce2"/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20" calcext:value-type="float">
            <text:p>32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0</text:p>
          </table:table-cell>
          <table:table-cell table:style-name="ce2" office:value-type="string" calcext:value-type="string">
            <text:p>y=318</text:p>
          </table:table-cell>
          <table:table-cell table:style-name="ce2"/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18" calcext:value-type="float">
            <text:p>318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2</text:p>
          </table:table-cell>
          <table:table-cell table:style-name="ce2" office:value-type="string" calcext:value-type="string">
            <text:p>y=318</text:p>
          </table:table-cell>
          <table:table-cell table:style-name="ce2"/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318" calcext:value-type="float">
            <text:p>318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4</text:p>
          </table:table-cell>
          <table:table-cell table:style-name="ce2" office:value-type="string" calcext:value-type="string">
            <text:p>y=317</text:p>
          </table:table-cell>
          <table:table-cell table:style-name="ce2"/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17" calcext:value-type="float">
            <text:p>31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3</text:p>
          </table:table-cell>
          <table:table-cell table:style-name="ce2" office:value-type="string" calcext:value-type="string">
            <text:p>y=296</text:p>
          </table:table-cell>
          <table:table-cell table:style-name="ce2"/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296" calcext:value-type="float">
            <text:p>29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99</text:p>
          </table:table-cell>
          <table:table-cell table:style-name="ce2" office:value-type="string" calcext:value-type="string">
            <text:p>y=217</text:p>
          </table:table-cell>
          <table:table-cell table:style-name="ce2"/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217" calcext:value-type="float">
            <text:p>21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95</text:p>
          </table:table-cell>
          <table:table-cell table:style-name="ce2" office:value-type="string" calcext:value-type="string">
            <text:p>y=119</text:p>
          </table:table-cell>
          <table:table-cell table:style-name="ce2"/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119" calcext:value-type="float">
            <text:p>119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92</text:p>
          </table:table-cell>
          <table:table-cell table:style-name="ce2" office:value-type="string" calcext:value-type="string">
            <text:p>y=104</text:p>
          </table:table-cell>
          <table:table-cell table:style-name="ce2"/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04" calcext:value-type="float">
            <text:p>10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90</text:p>
          </table:table-cell>
          <table:table-cell table:style-name="ce2" office:value-type="string" calcext:value-type="string">
            <text:p>y=103</text:p>
          </table:table-cell>
          <table:table-cell table:style-name="ce2"/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3" calcext:value-type="float">
            <text:p>10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92</text:p>
          </table:table-cell>
          <table:table-cell table:style-name="ce2" office:value-type="string" calcext:value-type="string">
            <text:p>y=106</text:p>
          </table:table-cell>
          <table:table-cell table:style-name="ce2"/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06" calcext:value-type="float">
            <text:p>10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6</text:p>
          </table:table-cell>
          <table:table-cell table:style-name="ce2" office:value-type="string" calcext:value-type="string">
            <text:p>y=122</text:p>
          </table:table-cell>
          <table:table-cell table:style-name="ce2"/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22" calcext:value-type="float">
            <text:p>12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7</text:p>
          </table:table-cell>
          <table:table-cell table:style-name="ce2" office:value-type="string" calcext:value-type="string">
            <text:p>y=167</text:p>
          </table:table-cell>
          <table:table-cell table:style-name="ce2"/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167" calcext:value-type="float">
            <text:p>16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5</text:p>
          </table:table-cell>
          <table:table-cell table:style-name="ce2" office:value-type="string" calcext:value-type="string">
            <text:p>y=185</text:p>
          </table:table-cell>
          <table:table-cell table:style-name="ce2"/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185" calcext:value-type="float">
            <text:p>18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20</text:p>
          </table:table-cell>
          <table:table-cell table:style-name="ce2" office:value-type="string" calcext:value-type="string">
            <text:p>y=189</text:p>
          </table:table-cell>
          <table:table-cell table:style-name="ce2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189" calcext:value-type="float">
            <text:p>189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4</text:p>
          </table:table-cell>
          <table:table-cell table:style-name="ce2" office:value-type="string" calcext:value-type="string">
            <text:p>y=196</text:p>
          </table:table-cell>
          <table:table-cell table:style-name="ce2"/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196" calcext:value-type="float">
            <text:p>19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93</text:p>
          </table:table-cell>
          <table:table-cell table:style-name="ce2" office:value-type="string" calcext:value-type="string">
            <text:p>y=199</text:p>
          </table:table-cell>
          <table:table-cell table:style-name="ce2"/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199" calcext:value-type="float">
            <text:p>199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4</text:p>
          </table:table-cell>
          <table:table-cell table:style-name="ce2" office:value-type="string" calcext:value-type="string">
            <text:p>y=204</text:p>
          </table:table-cell>
          <table:table-cell table:style-name="ce2"/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204" calcext:value-type="float">
            <text:p>20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0</text:p>
          </table:table-cell>
          <table:table-cell table:style-name="ce2" office:value-type="string" calcext:value-type="string">
            <text:p>y=210</text:p>
          </table:table-cell>
          <table:table-cell table:style-name="ce2"/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10" calcext:value-type="float">
            <text:p>21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8</text:p>
          </table:table-cell>
          <table:table-cell table:style-name="ce2" office:value-type="string" calcext:value-type="string">
            <text:p>y=202</text:p>
          </table:table-cell>
          <table:table-cell table:style-name="ce2"/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202" calcext:value-type="float">
            <text:p>20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14</text:p>
          </table:table-cell>
          <table:table-cell table:style-name="ce2" office:value-type="string" calcext:value-type="string">
            <text:p>y=211</text:p>
          </table:table-cell>
          <table:table-cell table:style-name="ce2"/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211" calcext:value-type="float">
            <text:p>21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14</text:p>
          </table:table-cell>
          <table:table-cell table:style-name="ce2" office:value-type="string" calcext:value-type="string">
            <text:p>y=210</text:p>
          </table:table-cell>
          <table:table-cell table:style-name="ce2"/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210" calcext:value-type="float">
            <text:p>21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18</text:p>
          </table:table-cell>
          <table:table-cell table:style-name="ce2" office:value-type="string" calcext:value-type="string">
            <text:p>y=207</text:p>
          </table:table-cell>
          <table:table-cell table:style-name="ce2"/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207" calcext:value-type="float">
            <text:p>20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19</text:p>
          </table:table-cell>
          <table:table-cell table:style-name="ce2" office:value-type="string" calcext:value-type="string">
            <text:p>y=206</text:p>
          </table:table-cell>
          <table:table-cell table:style-name="ce2"/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206" calcext:value-type="float">
            <text:p>20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6</text:p>
          </table:table-cell>
          <table:table-cell table:style-name="ce2" office:value-type="string" calcext:value-type="string">
            <text:p>y=209</text:p>
          </table:table-cell>
          <table:table-cell table:style-name="ce2"/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209" calcext:value-type="float">
            <text:p>209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5</text:p>
          </table:table-cell>
          <table:table-cell table:style-name="ce2" office:value-type="string" calcext:value-type="string">
            <text:p>y=187</text:p>
          </table:table-cell>
          <table:table-cell table:style-name="ce2"/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187" calcext:value-type="float">
            <text:p>18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25</text:p>
          </table:table-cell>
          <table:table-cell table:style-name="ce2" office:value-type="string" calcext:value-type="string">
            <text:p>y=174</text:p>
          </table:table-cell>
          <table:table-cell table:style-name="ce2"/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174" calcext:value-type="float">
            <text:p>17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79</text:p>
          </table:table-cell>
          <table:table-cell table:style-name="ce2" office:value-type="string" calcext:value-type="string">
            <text:p>y=180</text:p>
          </table:table-cell>
          <table:table-cell table:style-name="ce2"/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180" calcext:value-type="float">
            <text:p>18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61</text:p>
          </table:table-cell>
          <table:table-cell table:style-name="ce2" office:value-type="string" calcext:value-type="string">
            <text:p>y=173</text:p>
          </table:table-cell>
          <table:table-cell table:style-name="ce2"/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173" calcext:value-type="float">
            <text:p>17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55</text:p>
          </table:table-cell>
          <table:table-cell table:style-name="ce2" office:value-type="string" calcext:value-type="string">
            <text:p>y=172</text:p>
          </table:table-cell>
          <table:table-cell table:style-name="ce2"/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72" calcext:value-type="float">
            <text:p>17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31</text:p>
          </table:table-cell>
          <table:table-cell table:style-name="ce2" office:value-type="string" calcext:value-type="string">
            <text:p>y=337</text:p>
          </table:table-cell>
          <table:table-cell table:style-name="ce2"/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337" calcext:value-type="float">
            <text:p>33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38</text:p>
          </table:table-cell>
          <table:table-cell table:style-name="ce2" office:value-type="string" calcext:value-type="string">
            <text:p>y=124</text:p>
          </table:table-cell>
          <table:table-cell table:style-name="ce2"/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124" calcext:value-type="float">
            <text:p>12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38</text:p>
          </table:table-cell>
          <table:table-cell table:style-name="ce2" office:value-type="string" calcext:value-type="string">
            <text:p>y=124</text:p>
          </table:table-cell>
          <table:table-cell table:style-name="ce2"/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124" calcext:value-type="float">
            <text:p>12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5</text:p>
          </table:table-cell>
          <table:table-cell table:style-name="ce2" office:value-type="string" calcext:value-type="string">
            <text:p>y=221</text:p>
          </table:table-cell>
          <table:table-cell table:style-name="ce2"/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221" calcext:value-type="float">
            <text:p>22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42</text:p>
          </table:table-cell>
          <table:table-cell table:style-name="ce2" office:value-type="string" calcext:value-type="string">
            <text:p>y=272</text:p>
          </table:table-cell>
          <table:table-cell table:style-name="ce2"/>
          <table:table-cell table:style-name="ce2" office:value-type="float" office:value="542" calcext:value-type="float">
            <text:p>542</text:p>
          </table:table-cell>
          <table:table-cell table:style-name="ce2" office:value-type="float" office:value="272" calcext:value-type="float">
            <text:p>27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02</text:p>
          </table:table-cell>
          <table:table-cell table:style-name="ce2" office:value-type="string" calcext:value-type="string">
            <text:p>y=399</text:p>
          </table:table-cell>
          <table:table-cell table:style-name="ce2"/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399" calcext:value-type="float">
            <text:p>399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06</text:p>
          </table:table-cell>
          <table:table-cell table:style-name="ce2" office:value-type="string" calcext:value-type="string">
            <text:p>y=402</text:p>
          </table:table-cell>
          <table:table-cell table:style-name="ce2"/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402" calcext:value-type="float">
            <text:p>40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155</text:p>
          </table:table-cell>
          <table:table-cell table:style-name="ce2" office:value-type="string" calcext:value-type="string">
            <text:p>y=400</text:p>
          </table:table-cell>
          <table:table-cell table:style-name="ce2"/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400" calcext:value-type="float">
            <text:p>40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155</text:p>
          </table:table-cell>
          <table:table-cell table:style-name="ce2" office:value-type="string" calcext:value-type="string">
            <text:p>y=400</text:p>
          </table:table-cell>
          <table:table-cell table:style-name="ce2"/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400" calcext:value-type="float">
            <text:p>40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38</text:p>
          </table:table-cell>
          <table:table-cell table:style-name="ce2" office:value-type="string" calcext:value-type="string">
            <text:p>y=275</text:p>
          </table:table-cell>
          <table:table-cell table:style-name="ce2"/>
          <table:table-cell table:style-name="ce2" office:value-type="float" office:value="538" calcext:value-type="float">
            <text:p>538</text:p>
          </table:table-cell>
          <table:table-cell table:style-name="ce2" office:value-type="float" office:value="275" calcext:value-type="float">
            <text:p>27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33</text:p>
          </table:table-cell>
          <table:table-cell table:style-name="ce2" office:value-type="string" calcext:value-type="string">
            <text:p>y=276</text:p>
          </table:table-cell>
          <table:table-cell table:style-name="ce2"/>
          <table:table-cell table:style-name="ce2" office:value-type="float" office:value="533" calcext:value-type="float">
            <text:p>533</text:p>
          </table:table-cell>
          <table:table-cell table:style-name="ce2" office:value-type="float" office:value="276" calcext:value-type="float">
            <text:p>27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42</text:p>
          </table:table-cell>
          <table:table-cell table:style-name="ce2" office:value-type="string" calcext:value-type="string">
            <text:p>y=272</text:p>
          </table:table-cell>
          <table:table-cell table:style-name="ce2"/>
          <table:table-cell table:style-name="ce2" office:value-type="float" office:value="542" calcext:value-type="float">
            <text:p>542</text:p>
          </table:table-cell>
          <table:table-cell table:style-name="ce2" office:value-type="float" office:value="272" calcext:value-type="float">
            <text:p>27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38</text:p>
          </table:table-cell>
          <table:table-cell table:style-name="ce2" office:value-type="string" calcext:value-type="string">
            <text:p>y=127</text:p>
          </table:table-cell>
          <table:table-cell table:style-name="ce2"/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127" calcext:value-type="float">
            <text:p>12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33</text:p>
          </table:table-cell>
          <table:table-cell table:style-name="ce2" office:value-type="string" calcext:value-type="string">
            <text:p>y=161</text:p>
          </table:table-cell>
          <table:table-cell table:style-name="ce2"/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161" calcext:value-type="float">
            <text:p>16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1</text:p>
          </table:table-cell>
          <table:table-cell table:style-name="ce2" office:value-type="string" calcext:value-type="string">
            <text:p>y=234</text:p>
          </table:table-cell>
          <table:table-cell table:style-name="ce2"/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234" calcext:value-type="float">
            <text:p>23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07</text:p>
          </table:table-cell>
          <table:table-cell table:style-name="ce2" office:value-type="string" calcext:value-type="string">
            <text:p>y=400</text:p>
          </table:table-cell>
          <table:table-cell table:style-name="ce2"/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400" calcext:value-type="float">
            <text:p>40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5</text:p>
          </table:table-cell>
          <table:table-cell table:style-name="ce2" office:value-type="string" calcext:value-type="string">
            <text:p>y=262</text:p>
          </table:table-cell>
          <table:table-cell table:style-name="ce2"/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262" calcext:value-type="float">
            <text:p>26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0</text:p>
          </table:table-cell>
          <table:table-cell table:style-name="ce2" office:value-type="string" calcext:value-type="string">
            <text:p>y=236</text:p>
          </table:table-cell>
          <table:table-cell table:style-name="ce2"/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236" calcext:value-type="float">
            <text:p>23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5</text:p>
          </table:table-cell>
          <table:table-cell table:style-name="ce2" office:value-type="string" calcext:value-type="string">
            <text:p>y=269</text:p>
          </table:table-cell>
          <table:table-cell table:style-name="ce2"/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269" calcext:value-type="float">
            <text:p>269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1</text:p>
          </table:table-cell>
          <table:table-cell table:style-name="ce2" office:value-type="string" calcext:value-type="string">
            <text:p>y=238</text:p>
          </table:table-cell>
          <table:table-cell table:style-name="ce2"/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238" calcext:value-type="float">
            <text:p>238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1</text:p>
          </table:table-cell>
          <table:table-cell table:style-name="ce2" office:value-type="string" calcext:value-type="string">
            <text:p>y=238</text:p>
          </table:table-cell>
          <table:table-cell table:style-name="ce2"/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238" calcext:value-type="float">
            <text:p>238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52</text:p>
          </table:table-cell>
          <table:table-cell table:style-name="ce2" office:value-type="string" calcext:value-type="string">
            <text:p>y=403</text:p>
          </table:table-cell>
          <table:table-cell table:style-name="ce2"/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403" calcext:value-type="float">
            <text:p>40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39</text:p>
          </table:table-cell>
          <table:table-cell table:style-name="ce2" office:value-type="string" calcext:value-type="string">
            <text:p>y=277</text:p>
          </table:table-cell>
          <table:table-cell table:style-name="ce2"/>
          <table:table-cell table:style-name="ce2" office:value-type="float" office:value="539" calcext:value-type="float">
            <text:p>539</text:p>
          </table:table-cell>
          <table:table-cell table:style-name="ce2" office:value-type="float" office:value="277" calcext:value-type="float">
            <text:p>27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80</text:p>
          </table:table-cell>
          <table:table-cell table:style-name="ce2" office:value-type="string" calcext:value-type="string">
            <text:p>y=406</text:p>
          </table:table-cell>
          <table:table-cell table:style-name="ce2"/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406" calcext:value-type="float">
            <text:p>40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68</text:p>
          </table:table-cell>
          <table:table-cell table:style-name="ce2" office:value-type="string" calcext:value-type="string">
            <text:p>y=333</text:p>
          </table:table-cell>
          <table:table-cell table:style-name="ce2"/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333" calcext:value-type="float">
            <text:p>33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11</text:p>
          </table:table-cell>
          <table:table-cell table:style-name="ce2" office:value-type="string" calcext:value-type="string">
            <text:p>y=395</text:p>
          </table:table-cell>
          <table:table-cell table:style-name="ce2"/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395" calcext:value-type="float">
            <text:p>39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38</text:p>
          </table:table-cell>
          <table:table-cell table:style-name="ce2" office:value-type="string" calcext:value-type="string">
            <text:p>y=125</text:p>
          </table:table-cell>
          <table:table-cell table:style-name="ce2"/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125" calcext:value-type="float">
            <text:p>12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97</text:p>
          </table:table-cell>
          <table:table-cell table:style-name="ce2" office:value-type="string" calcext:value-type="string">
            <text:p>y=372</text:p>
          </table:table-cell>
          <table:table-cell table:style-name="ce2"/>
          <table:table-cell table:style-name="ce2" office:value-type="float" office:value="597" calcext:value-type="float">
            <text:p>597</text:p>
          </table:table-cell>
          <table:table-cell table:style-name="ce2" office:value-type="float" office:value="372" calcext:value-type="float">
            <text:p>37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97</text:p>
          </table:table-cell>
          <table:table-cell table:style-name="ce2" office:value-type="string" calcext:value-type="string">
            <text:p>y=372</text:p>
          </table:table-cell>
          <table:table-cell table:style-name="ce2"/>
          <table:table-cell table:style-name="ce2" office:value-type="float" office:value="597" calcext:value-type="float">
            <text:p>597</text:p>
          </table:table-cell>
          <table:table-cell table:style-name="ce2" office:value-type="float" office:value="372" calcext:value-type="float">
            <text:p>37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33</text:p>
          </table:table-cell>
          <table:table-cell table:style-name="ce2" office:value-type="string" calcext:value-type="string">
            <text:p>y=276</text:p>
          </table:table-cell>
          <table:table-cell table:style-name="ce2"/>
          <table:table-cell table:style-name="ce2" office:value-type="float" office:value="533" calcext:value-type="float">
            <text:p>533</text:p>
          </table:table-cell>
          <table:table-cell table:style-name="ce2" office:value-type="float" office:value="276" calcext:value-type="float">
            <text:p>27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3</text:p>
          </table:table-cell>
          <table:table-cell table:style-name="ce2" office:value-type="string" calcext:value-type="string">
            <text:p>y=395</text:p>
          </table:table-cell>
          <table:table-cell table:style-name="ce2"/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5" calcext:value-type="float">
            <text:p>39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42</text:p>
          </table:table-cell>
          <table:table-cell table:style-name="ce2" office:value-type="string" calcext:value-type="string">
            <text:p>y=272</text:p>
          </table:table-cell>
          <table:table-cell table:style-name="ce2"/>
          <table:table-cell table:style-name="ce2" office:value-type="float" office:value="542" calcext:value-type="float">
            <text:p>542</text:p>
          </table:table-cell>
          <table:table-cell table:style-name="ce2" office:value-type="float" office:value="272" calcext:value-type="float">
            <text:p>27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3</text:p>
          </table:table-cell>
          <table:table-cell table:style-name="ce2" office:value-type="string" calcext:value-type="string">
            <text:p>y=322</text:p>
          </table:table-cell>
          <table:table-cell table:style-name="ce2"/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22" calcext:value-type="float">
            <text:p>32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5</text:p>
          </table:table-cell>
          <table:table-cell table:style-name="ce2" office:value-type="string" calcext:value-type="string">
            <text:p>y=214</text:p>
          </table:table-cell>
          <table:table-cell table:style-name="ce2"/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214" calcext:value-type="float">
            <text:p>21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39</text:p>
          </table:table-cell>
          <table:table-cell table:style-name="ce2" office:value-type="string" calcext:value-type="string">
            <text:p>y=121</text:p>
          </table:table-cell>
          <table:table-cell table:style-name="ce2"/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121" calcext:value-type="float">
            <text:p>12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04</text:p>
          </table:table-cell>
          <table:table-cell table:style-name="ce2" office:value-type="string" calcext:value-type="string">
            <text:p>y=402</text:p>
          </table:table-cell>
          <table:table-cell table:style-name="ce2"/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402" calcext:value-type="float">
            <text:p>40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107</text:p>
          </table:table-cell>
          <table:table-cell table:style-name="ce2" office:value-type="string" calcext:value-type="string">
            <text:p>y=189</text:p>
          </table:table-cell>
          <table:table-cell table:style-name="ce2"/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89" calcext:value-type="float">
            <text:p>189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5</text:p>
          </table:table-cell>
          <table:table-cell table:style-name="ce2" office:value-type="string" calcext:value-type="string">
            <text:p>y=221</text:p>
          </table:table-cell>
          <table:table-cell table:style-name="ce2"/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221" calcext:value-type="float">
            <text:p>22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12</text:p>
          </table:table-cell>
          <table:table-cell table:style-name="ce2" office:value-type="string" calcext:value-type="string">
            <text:p>y=402</text:p>
          </table:table-cell>
          <table:table-cell table:style-name="ce2"/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402" calcext:value-type="float">
            <text:p>40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141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33</text:p>
          </table:table-cell>
          <table:table-cell table:style-name="ce2" office:value-type="string" calcext:value-type="string">
            <text:p>y=186</text:p>
          </table:table-cell>
          <table:table-cell table:style-name="ce2"/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186" calcext:value-type="float">
            <text:p>18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22</text:p>
          </table:table-cell>
          <table:table-cell table:style-name="ce2" office:value-type="string" calcext:value-type="string">
            <text:p>y=163</text:p>
          </table:table-cell>
          <table:table-cell table:style-name="ce2"/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163" calcext:value-type="float">
            <text:p>16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55</text:p>
          </table:table-cell>
          <table:table-cell table:style-name="ce2" office:value-type="string" calcext:value-type="string">
            <text:p>y=161</text:p>
          </table:table-cell>
          <table:table-cell table:style-name="ce2"/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161" calcext:value-type="float">
            <text:p>16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8</text:p>
          </table:table-cell>
          <table:table-cell table:style-name="ce2" office:value-type="string" calcext:value-type="string">
            <text:p>y=162</text:p>
          </table:table-cell>
          <table:table-cell table:style-name="ce2"/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162" calcext:value-type="float">
            <text:p>16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3</text:p>
          </table:table-cell>
          <table:table-cell table:style-name="ce2" office:value-type="string" calcext:value-type="string">
            <text:p>y=162</text:p>
          </table:table-cell>
          <table:table-cell table:style-name="ce2"/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162" calcext:value-type="float">
            <text:p>16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3</text:p>
          </table:table-cell>
          <table:table-cell table:style-name="ce2" office:value-type="string" calcext:value-type="string">
            <text:p>y=163</text:p>
          </table:table-cell>
          <table:table-cell table:style-name="ce2"/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163" calcext:value-type="float">
            <text:p>16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5</text:p>
          </table:table-cell>
          <table:table-cell table:style-name="ce2" office:value-type="string" calcext:value-type="string">
            <text:p>y=163</text:p>
          </table:table-cell>
          <table:table-cell table:style-name="ce2"/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163" calcext:value-type="float">
            <text:p>16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9</text:p>
          </table:table-cell>
          <table:table-cell table:style-name="ce2" office:value-type="string" calcext:value-type="string">
            <text:p>y=164</text:p>
          </table:table-cell>
          <table:table-cell table:style-name="ce2"/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164" calcext:value-type="float">
            <text:p>16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1</text:p>
          </table:table-cell>
          <table:table-cell table:style-name="ce2" office:value-type="string" calcext:value-type="string">
            <text:p>y=165</text:p>
          </table:table-cell>
          <table:table-cell table:style-name="ce2"/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165" calcext:value-type="float">
            <text:p>16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3</text:p>
          </table:table-cell>
          <table:table-cell table:style-name="ce2" office:value-type="string" calcext:value-type="string">
            <text:p>y=166</text:p>
          </table:table-cell>
          <table:table-cell table:style-name="ce2"/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166" calcext:value-type="float">
            <text:p>16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3</text:p>
          </table:table-cell>
          <table:table-cell table:style-name="ce2" office:value-type="string" calcext:value-type="string">
            <text:p>y=165</text:p>
          </table:table-cell>
          <table:table-cell table:style-name="ce2"/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165" calcext:value-type="float">
            <text:p>16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4</text:p>
          </table:table-cell>
          <table:table-cell table:style-name="ce2" office:value-type="string" calcext:value-type="string">
            <text:p>y=164</text:p>
          </table:table-cell>
          <table:table-cell table:style-name="ce2"/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164" calcext:value-type="float">
            <text:p>16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3</text:p>
          </table:table-cell>
          <table:table-cell table:style-name="ce2" office:value-type="string" calcext:value-type="string">
            <text:p>y=165</text:p>
          </table:table-cell>
          <table:table-cell table:style-name="ce2"/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165" calcext:value-type="float">
            <text:p>16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3</text:p>
          </table:table-cell>
          <table:table-cell table:style-name="ce2" office:value-type="string" calcext:value-type="string">
            <text:p>y=164</text:p>
          </table:table-cell>
          <table:table-cell table:style-name="ce2"/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164" calcext:value-type="float">
            <text:p>16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4</text:p>
          </table:table-cell>
          <table:table-cell table:style-name="ce2" office:value-type="string" calcext:value-type="string">
            <text:p>y=165</text:p>
          </table:table-cell>
          <table:table-cell table:style-name="ce2"/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165" calcext:value-type="float">
            <text:p>16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27</text:p>
          </table:table-cell>
          <table:table-cell table:style-name="ce2" office:value-type="string" calcext:value-type="string">
            <text:p>y=396</text:p>
          </table:table-cell>
          <table:table-cell table:style-name="ce2"/>
          <table:table-cell table:style-name="ce2" office:value-type="float" office:value="327" calcext:value-type="float">
            <text:p>327</text:p>
          </table:table-cell>
          <table:table-cell table:style-name="ce2" office:value-type="float" office:value="396" calcext:value-type="float">
            <text:p>39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8</text:p>
          </table:table-cell>
          <table:table-cell table:style-name="ce2" office:value-type="string" calcext:value-type="string">
            <text:p>y=166</text:p>
          </table:table-cell>
          <table:table-cell table:style-name="ce2"/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166" calcext:value-type="float">
            <text:p>16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1</text:p>
          </table:table-cell>
          <table:table-cell table:style-name="ce2" office:value-type="string" calcext:value-type="string">
            <text:p>y=166</text:p>
          </table:table-cell>
          <table:table-cell table:style-name="ce2"/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166" calcext:value-type="float">
            <text:p>16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1</text:p>
          </table:table-cell>
          <table:table-cell table:style-name="ce2" office:value-type="string" calcext:value-type="string">
            <text:p>y=167</text:p>
          </table:table-cell>
          <table:table-cell table:style-name="ce2"/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167" calcext:value-type="float">
            <text:p>16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4</text:p>
          </table:table-cell>
          <table:table-cell table:style-name="ce2" office:value-type="string" calcext:value-type="string">
            <text:p>y=167</text:p>
          </table:table-cell>
          <table:table-cell table:style-name="ce2"/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167" calcext:value-type="float">
            <text:p>16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53</text:p>
          </table:table-cell>
          <table:table-cell table:style-name="ce2" office:value-type="string" calcext:value-type="string">
            <text:p>y=170</text:p>
          </table:table-cell>
          <table:table-cell table:style-name="ce2"/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170" calcext:value-type="float">
            <text:p>17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1</text:p>
          </table:table-cell>
          <table:table-cell table:style-name="ce2" office:value-type="string" calcext:value-type="string">
            <text:p>y=176</text:p>
          </table:table-cell>
          <table:table-cell table:style-name="ce2"/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176" calcext:value-type="float">
            <text:p>17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80</text:p>
          </table:table-cell>
          <table:table-cell table:style-name="ce2" office:value-type="string" calcext:value-type="string">
            <text:p>y=170</text:p>
          </table:table-cell>
          <table:table-cell table:style-name="ce2"/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70" calcext:value-type="float">
            <text:p>17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94</text:p>
          </table:table-cell>
          <table:table-cell table:style-name="ce2" office:value-type="string" calcext:value-type="string">
            <text:p>y=184</text:p>
          </table:table-cell>
          <table:table-cell table:style-name="ce2"/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184" calcext:value-type="float">
            <text:p>18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78</text:p>
          </table:table-cell>
          <table:table-cell table:style-name="ce2" office:value-type="string" calcext:value-type="string">
            <text:p>y=188</text:p>
          </table:table-cell>
          <table:table-cell table:style-name="ce2"/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188" calcext:value-type="float">
            <text:p>188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65</text:p>
          </table:table-cell>
          <table:table-cell table:style-name="ce2" office:value-type="string" calcext:value-type="string">
            <text:p>y=188</text:p>
          </table:table-cell>
          <table:table-cell table:style-name="ce2"/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88" calcext:value-type="float">
            <text:p>188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56</text:p>
          </table:table-cell>
          <table:table-cell table:style-name="ce2" office:value-type="string" calcext:value-type="string">
            <text:p>y=190</text:p>
          </table:table-cell>
          <table:table-cell table:style-name="ce2"/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90" calcext:value-type="float">
            <text:p>19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73</text:p>
          </table:table-cell>
          <table:table-cell table:style-name="ce2" office:value-type="string" calcext:value-type="string">
            <text:p>y=355</text:p>
          </table:table-cell>
          <table:table-cell table:style-name="ce2"/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355" calcext:value-type="float">
            <text:p>35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56</text:p>
          </table:table-cell>
          <table:table-cell table:style-name="ce2" office:value-type="string" calcext:value-type="string">
            <text:p>y=190</text:p>
          </table:table-cell>
          <table:table-cell table:style-name="ce2"/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90" calcext:value-type="float">
            <text:p>19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78</text:p>
          </table:table-cell>
          <table:table-cell table:style-name="ce2" office:value-type="string" calcext:value-type="string">
            <text:p>y=351</text:p>
          </table:table-cell>
          <table:table-cell table:style-name="ce2"/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351" calcext:value-type="float">
            <text:p>35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65</text:p>
          </table:table-cell>
          <table:table-cell table:style-name="ce2" office:value-type="string" calcext:value-type="string">
            <text:p>y=191</text:p>
          </table:table-cell>
          <table:table-cell table:style-name="ce2"/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91" calcext:value-type="float">
            <text:p>19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50</text:p>
          </table:table-cell>
          <table:table-cell table:style-name="ce2" office:value-type="string" calcext:value-type="string">
            <text:p>y=193</text:p>
          </table:table-cell>
          <table:table-cell table:style-name="ce2"/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93" calcext:value-type="float">
            <text:p>19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39</text:p>
          </table:table-cell>
          <table:table-cell table:style-name="ce2" office:value-type="string" calcext:value-type="string">
            <text:p>y=277</text:p>
          </table:table-cell>
          <table:table-cell table:style-name="ce2"/>
          <table:table-cell table:style-name="ce2" office:value-type="float" office:value="539" calcext:value-type="float">
            <text:p>539</text:p>
          </table:table-cell>
          <table:table-cell table:style-name="ce2" office:value-type="float" office:value="277" calcext:value-type="float">
            <text:p>27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52</text:p>
          </table:table-cell>
          <table:table-cell table:style-name="ce2" office:value-type="string" calcext:value-type="string">
            <text:p>y=148</text:p>
          </table:table-cell>
          <table:table-cell table:style-name="ce2"/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148" calcext:value-type="float">
            <text:p>148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74</text:p>
          </table:table-cell>
          <table:table-cell table:style-name="ce2" office:value-type="string" calcext:value-type="string">
            <text:p>y=358</text:p>
          </table:table-cell>
          <table:table-cell table:style-name="ce2"/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358" calcext:value-type="float">
            <text:p>358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5</text:p>
          </table:table-cell>
          <table:table-cell table:style-name="ce2" office:value-type="string" calcext:value-type="string">
            <text:p>y=145</text:p>
          </table:table-cell>
          <table:table-cell table:style-name="ce2"/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145" calcext:value-type="float">
            <text:p>14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77</text:p>
          </table:table-cell>
          <table:table-cell table:style-name="ce2" office:value-type="string" calcext:value-type="string">
            <text:p>y=191</text:p>
          </table:table-cell>
          <table:table-cell table:style-name="ce2"/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191" calcext:value-type="float">
            <text:p>19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72</text:p>
          </table:table-cell>
          <table:table-cell table:style-name="ce2" office:value-type="string" calcext:value-type="string">
            <text:p>y=194</text:p>
          </table:table-cell>
          <table:table-cell table:style-name="ce2"/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194" calcext:value-type="float">
            <text:p>19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71</text:p>
          </table:table-cell>
          <table:table-cell table:style-name="ce2" office:value-type="string" calcext:value-type="string">
            <text:p>y=188</text:p>
          </table:table-cell>
          <table:table-cell table:style-name="ce2"/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188" calcext:value-type="float">
            <text:p>188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42</text:p>
          </table:table-cell>
          <table:table-cell table:style-name="ce2" office:value-type="string" calcext:value-type="string">
            <text:p>y=272</text:p>
          </table:table-cell>
          <table:table-cell table:style-name="ce2"/>
          <table:table-cell table:style-name="ce2" office:value-type="float" office:value="542" calcext:value-type="float">
            <text:p>542</text:p>
          </table:table-cell>
          <table:table-cell table:style-name="ce2" office:value-type="float" office:value="272" calcext:value-type="float">
            <text:p>27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58</text:p>
          </table:table-cell>
          <table:table-cell table:style-name="ce2" office:value-type="string" calcext:value-type="string">
            <text:p>y=189</text:p>
          </table:table-cell>
          <table:table-cell table:style-name="ce2"/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189" calcext:value-type="float">
            <text:p>189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42</text:p>
          </table:table-cell>
          <table:table-cell table:style-name="ce2" office:value-type="string" calcext:value-type="string">
            <text:p>y=272</text:p>
          </table:table-cell>
          <table:table-cell table:style-name="ce2"/>
          <table:table-cell table:style-name="ce2" office:value-type="float" office:value="542" calcext:value-type="float">
            <text:p>542</text:p>
          </table:table-cell>
          <table:table-cell table:style-name="ce2" office:value-type="float" office:value="272" calcext:value-type="float">
            <text:p>27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84</text:p>
          </table:table-cell>
          <table:table-cell table:style-name="ce2" office:value-type="string" calcext:value-type="string">
            <text:p>y=357</text:p>
          </table:table-cell>
          <table:table-cell table:style-name="ce2"/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357" calcext:value-type="float">
            <text:p>35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86</text:p>
          </table:table-cell>
          <table:table-cell table:style-name="ce2" office:value-type="string" calcext:value-type="string">
            <text:p>y=417</text:p>
          </table:table-cell>
          <table:table-cell table:style-name="ce2"/>
          <table:table-cell table:style-name="ce2" office:value-type="float" office:value="586" calcext:value-type="float">
            <text:p>586</text:p>
          </table:table-cell>
          <table:table-cell table:style-name="ce2" office:value-type="float" office:value="417" calcext:value-type="float">
            <text:p>417</text:p>
          </table:table-cell>
          <table:table-cell table:style-name="ce5" table:number-columns-repeated="4"/>
          <table:table-cell table:number-columns-repeated="1015"/>
        </table:table-row>
        <table:table-row table:style-name="ro1" table:number-rows-repeated="10484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 style:data-style-name="N2" text:time-value="16:50:54.6663645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Bell</meta:initial-creator>
    <meta:creation-date>2015-11-07T16:09:06.247905504</meta:creation-date>
    <dc:date>2015-11-07T16:51:23.193918895</dc:date>
    <dc:creator>Peter Bell</dc:creator>
    <meta:editing-duration>P0D</meta:editing-duration>
    <meta:editing-cycles>2</meta:editing-cycles>
    <meta:generator>LibreOffice/4.2.8.2$Linux_X86_64 LibreOffice_project/420m0$Build-2</meta:generator>
    <meta:document-statistic meta:table-count="1" meta:cell-count="7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65cm" svg:y="3.925cm" style:legend-expansion="high" chart:style-name="ch2"/>
        <chart:plot-area chart:style-name="ch3" table:cell-range-address="Sheet1.D1:Sheet1.E172" chart:data-source-has-labels="row" svg:x="0.32cm" svg:y="0.18cm" svg:width="13.825cm" svg:height="8.64cm">
          <chartooo:coordinate-region svg:x="1.143cm" svg:y="0.394cm" svg:width="13.002cm" svg:height="7.4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172" chart:label-cell-address="Sheet1.D1:Sheet1.D1" chart:class="chart:line">
            <chart:data-point chart:repeated="171"/>
          </chart:series>
          <chart:series chart:style-name="ch7" chart:values-cell-range-address="Sheet1.E2:Sheet1.E172" chart:label-cell-address="Sheet1.E1:Sheet1.E1" chart:class="chart:line">
            <chart:data-point chart:repeated="17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Sheet1.D1:Sheet1.D1</svg:desc>
                </draw:g>
              </table:table-cell>
              <table:table-cell office:value-type="string">
                <text:p>y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8">
                <text:p>338</text:p>
                <draw:g>
                  <svg:desc>Sheet1.D2:Sheet1.D172</svg:desc>
                </draw:g>
              </table:table-cell>
              <table:table-cell office:value-type="float" office:value="145">
                <text:p>145</text:p>
                <draw:g>
                  <svg:desc>Sheet1.E2:Sheet1.E1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8">
                <text:p>278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6">
                <text:p>586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7">
                <text:p>267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0">
                <text:p>4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5">
                <text:p>53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7">
                <text:p>59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3">
                <text:p>583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3">
                <text:p>28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9">
                <text:p>3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9">
                <text:p>32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2">
                <text:p>35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8">
                <text:p>34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0">
                <text:p>34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2">
                <text:p>32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9">
                <text:p>30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5">
                <text:p>30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7">
                <text:p>30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8">
                <text:p>30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5">
                <text:p>30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4">
                <text:p>30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7">
                <text:p>30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7">
                <text:p>30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7">
                <text:p>30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6">
                <text:p>30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1">
                <text:p>31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4">
                <text:p>33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8">
                <text:p>47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8">
                <text:p>38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4">
                <text:p>40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6">
                <text:p>4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4">
                <text:p>40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3">
                <text:p>40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3">
                <text:p>4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4">
                <text:p>40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4">
                <text:p>40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6">
                <text:p>4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5">
                <text:p>40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4">
                <text:p>40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6">
                <text:p>4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6">
                <text:p>40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0">
                <text:p>3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6">
                <text:p>33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8">
                <text:p>318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7">
                <text:p>31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3">
                <text:p>31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0">
                <text:p>31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7">
                <text:p>30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2">
                <text:p>30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4">
                <text:p>30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4">
                <text:p>30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4">
                <text:p>30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2">
                <text:p>302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4">
                <text:p>30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3">
                <text:p>30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9">
                <text:p>29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5">
                <text:p>29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2">
                <text:p>29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0">
                <text:p>29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2">
                <text:p>29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6">
                <text:p>30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7">
                <text:p>33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5">
                <text:p>33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0">
                <text:p>32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4">
                <text:p>30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3">
                <text:p>29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4">
                <text:p>30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0">
                <text:p>3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8">
                <text:p>30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4">
                <text:p>31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4">
                <text:p>31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8">
                <text:p>31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9">
                <text:p>31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6">
                <text:p>33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5">
                <text:p>34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5">
                <text:p>32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9">
                <text:p>2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1">
                <text:p>26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5">
                <text:p>25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1">
                <text:p>231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8">
                <text:p>43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38">
                <text:p>43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5">
                <text:p>34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2">
                <text:p>20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6">
                <text:p>206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5">
                <text:p>1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5">
                <text:p>1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8">
                <text:p>538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3">
                <text:p>53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38">
                <text:p>43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33">
                <text:p>43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1">
                <text:p>33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7">
                <text:p>20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5">
                <text:p>34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0">
                <text:p>33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5">
                <text:p>34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1">
                <text:p>33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1">
                <text:p>33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2">
                <text:p>252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39">
                <text:p>53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0">
                <text:p>28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8">
                <text:p>368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1">
                <text:p>21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38">
                <text:p>43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97">
                <text:p>59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97">
                <text:p>59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3">
                <text:p>53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3">
                <text:p>30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3">
                <text:p>30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5">
                <text:p>34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39">
                <text:p>43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4">
                <text:p>204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7">
                <text:p>10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5">
                <text:p>34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2">
                <text:p>21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1">
                <text:p>14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3">
                <text:p>23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2">
                <text:p>32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5">
                <text:p>35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8">
                <text:p>33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3">
                <text:p>33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3">
                <text:p>33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5">
                <text:p>33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9">
                <text:p>33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1">
                <text:p>34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3">
                <text:p>34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3">
                <text:p>34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4">
                <text:p>34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3">
                <text:p>34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3">
                <text:p>34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4">
                <text:p>34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27">
                <text:p>32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38">
                <text:p>33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1">
                <text:p>34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1">
                <text:p>34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4">
                <text:p>34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3">
                <text:p>35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1">
                <text:p>34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80">
                <text:p>48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4">
                <text:p>29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78">
                <text:p>27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5">
                <text:p>26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6">
                <text:p>25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3">
                <text:p>273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6">
                <text:p>25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8">
                <text:p>27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5">
                <text:p>26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0">
                <text:p>25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39">
                <text:p>53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2">
                <text:p>35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4">
                <text:p>274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5">
                <text:p>3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7">
                <text:p>27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2">
                <text:p>27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1">
                <text:p>27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8">
                <text:p>25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4">
                <text:p>284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86">
                <text:p>586</text:p>
              </table:table-cell>
              <table:table-cell office:value-type="float" office:value="417">
                <text:p>4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2000000000A0000000A2DB17B76.gif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image" chart:symbol-width="0.212cm" chart:symbol-height="0.212cm" chart:link-data-style-to-source="true">
        <chart:symbol-image xlink:href="Pictures/100002000000000A0000000A2DB17B76.gif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54cm" svg:y="4.187cm" style:legend-expansion="high" chart:style-name="ch2"/>
        <chart:plot-area chart:style-name="ch3" table:cell-range-address="Sheet1.D2:Sheet1.E172 Sheet1.E1:Sheet1.E1" chart:data-source-has-labels="row" svg:x="0.32cm" svg:y="0.18cm" svg:width="14.414cm" svg:height="8.64cm">
          <chartooo:coordinate-region svg:x="1.143cm" svg:y="0.393cm" svg:width="13.303cm" svg:height="7.7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72" chart:label-cell-address="Sheet1.E1:Sheet1.E1" chart:class="chart:scatter">
            <chart:domain table:cell-range-address="Sheet1.D2:Sheet1.D172"/>
            <chart:data-point chart:repeated="17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y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8">
                <text:p>338</text:p>
                <draw:g>
                  <svg:desc>Sheet1.D2:Sheet1.D172</svg:desc>
                </draw:g>
              </table:table-cell>
              <table:table-cell office:value-type="float" office:value="145">
                <text:p>145</text:p>
                <draw:g>
                  <svg:desc>Sheet1.E2:Sheet1.E1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8">
                <text:p>278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6">
                <text:p>586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7">
                <text:p>267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0">
                <text:p>4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5">
                <text:p>53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7">
                <text:p>59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3">
                <text:p>583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3">
                <text:p>28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9">
                <text:p>3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9">
                <text:p>32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2">
                <text:p>35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8">
                <text:p>34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0">
                <text:p>34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2">
                <text:p>32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9">
                <text:p>30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5">
                <text:p>30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7">
                <text:p>30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8">
                <text:p>30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5">
                <text:p>30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4">
                <text:p>30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7">
                <text:p>30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7">
                <text:p>30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7">
                <text:p>30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6">
                <text:p>30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1">
                <text:p>31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4">
                <text:p>33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8">
                <text:p>47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8">
                <text:p>38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4">
                <text:p>40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6">
                <text:p>4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4">
                <text:p>40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3">
                <text:p>40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3">
                <text:p>4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4">
                <text:p>40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4">
                <text:p>40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6">
                <text:p>4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5">
                <text:p>40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4">
                <text:p>40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6">
                <text:p>4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6">
                <text:p>40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0">
                <text:p>3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6">
                <text:p>33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8">
                <text:p>318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7">
                <text:p>31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3">
                <text:p>31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0">
                <text:p>31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7">
                <text:p>30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2">
                <text:p>30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4">
                <text:p>30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4">
                <text:p>30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4">
                <text:p>30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2">
                <text:p>302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4">
                <text:p>30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3">
                <text:p>30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9">
                <text:p>29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5">
                <text:p>29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2">
                <text:p>29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0">
                <text:p>29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2">
                <text:p>29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6">
                <text:p>30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7">
                <text:p>33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5">
                <text:p>33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0">
                <text:p>32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4">
                <text:p>30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3">
                <text:p>29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4">
                <text:p>30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0">
                <text:p>3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8">
                <text:p>30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4">
                <text:p>31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4">
                <text:p>31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8">
                <text:p>31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9">
                <text:p>31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6">
                <text:p>33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5">
                <text:p>34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5">
                <text:p>32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9">
                <text:p>2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1">
                <text:p>26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5">
                <text:p>25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1">
                <text:p>231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8">
                <text:p>43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38">
                <text:p>43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5">
                <text:p>34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2">
                <text:p>20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6">
                <text:p>206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5">
                <text:p>1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5">
                <text:p>1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8">
                <text:p>538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3">
                <text:p>53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38">
                <text:p>43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33">
                <text:p>43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1">
                <text:p>33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7">
                <text:p>20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5">
                <text:p>34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0">
                <text:p>33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5">
                <text:p>34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1">
                <text:p>33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1">
                <text:p>33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2">
                <text:p>252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39">
                <text:p>53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0">
                <text:p>28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8">
                <text:p>368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1">
                <text:p>21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38">
                <text:p>43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97">
                <text:p>59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97">
                <text:p>59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3">
                <text:p>53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3">
                <text:p>30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3">
                <text:p>30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5">
                <text:p>34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39">
                <text:p>43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4">
                <text:p>204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7">
                <text:p>10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5">
                <text:p>34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2">
                <text:p>21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1">
                <text:p>14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3">
                <text:p>23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2">
                <text:p>32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5">
                <text:p>35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8">
                <text:p>33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3">
                <text:p>33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3">
                <text:p>33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5">
                <text:p>33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9">
                <text:p>33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1">
                <text:p>34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3">
                <text:p>34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3">
                <text:p>34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4">
                <text:p>34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3">
                <text:p>34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3">
                <text:p>34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4">
                <text:p>34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27">
                <text:p>32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38">
                <text:p>33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1">
                <text:p>34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1">
                <text:p>34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4">
                <text:p>34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3">
                <text:p>35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1">
                <text:p>34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80">
                <text:p>48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4">
                <text:p>29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78">
                <text:p>27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5">
                <text:p>26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6">
                <text:p>25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3">
                <text:p>273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6">
                <text:p>25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8">
                <text:p>27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5">
                <text:p>26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0">
                <text:p>25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39">
                <text:p>53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2">
                <text:p>35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4">
                <text:p>274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5">
                <text:p>3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7">
                <text:p>27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2">
                <text:p>27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1">
                <text:p>27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8">
                <text:p>25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4">
                <text:p>284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86">
                <text:p>586</text:p>
              </table:table-cell>
              <table:table-cell office:value-type="float" office:value="417">
                <text:p>4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